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3cm" fo:padding-top="0.176cm" fo:padding-bottom="0.176cm" fo:padding-left="0.301cm" fo:padding-right="0.301cm" draw:shadow-offset-x="0.203cm" draw:shadow-offset-y="0.203cm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2cm" fo:padding-top="0.176cm" fo:padding-bottom="0.176cm" fo:padding-left="0.301cm" fo:padding-right="0.301cm" draw:shadow-offset-x="0.203cm" draw:shadow-offset-y="0.203cm" draw:shadow-opacity="100%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4cm" fo:min-width="2.892cm" fo:padding-top="0.176cm" fo:padding-bottom="0.176cm" fo:padding-left="0.301cm" fo:padding-right="0.301cm" draw:shadow-offset-x="0.203cm" draw:shadow-offset-y="0.203cm" draw:shadow-opacity="100%"/>
    </style:style>
    <style:style style:name="gr4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2cm" fo:min-width="0.728cm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3cm" fo:min-width="0.729cm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2cm" fo:min-width="0.729cm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2cm" fo:min-width="0.73cm" fo:padding-top="0.252cm" fo:padding-bottom="0.252cm" fo:padding-left="0.377cm" fo:padding-right="0.377cm"/>
    </style:style>
    <style:style style:name="gr8" style:family="graphic" style:parent-style-name="standard">
      <style:graphic-properties svg:stroke-color="#000000" draw:fill="solid" draw:fill-color="#c8c8c8" draw:opacity="100%" draw:textarea-horizontal-align="justify" draw:textarea-vertical-align="middle" draw:auto-grow-height="false" fo:min-height="1.31cm" fo:min-width="10.722cm" draw:shadow-offset-x="0.203cm" draw:shadow-offset-y="0.20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aff9e" draw:gradient-step-count="0" draw:opacity="100%"/>
      <style:paragraph-properties fo:text-align="center"/>
    </style:style>
    <style:style style:name="P3" style:family="paragraph">
      <loext:graphic-properties draw:fill-color="#c8c8c8"/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solid" draw:fill-color="#c8c8c8" draw:opacity="100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5cm" svg:height="7.147cm" svg:x="8.783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5cm" svg:y="1.277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96cm" svg:height="2.342cm" svg:x="1.734cm" svg:y="1.81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097cm" svg:height="2.343cm" svg:x="1.734cm" svg:y="5.34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97cm" svg:height="2.342cm" svg:x="5.586cm" svg:y="1.81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095cm" svg:height="2.343cm" svg:x="5.588cm" svg:y="5.34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098cm" svg:height="2.342cm" svg:x="9.438cm" svg:y="1.81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097cm" svg:height="2.343cm" svg:x="9.439cm" svg:y="5.343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1.222cm" svg:height="1.56cm" svg:x="1.081cm" svg:y="8.446cm">
          <text:p text:style-name="P1"><text:span text:style-name="T2">Round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2cm" svg:y="10.42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5cm" svg:y="10.42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4cm" svg:y="10.45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96cm" svg:height="2.342cm" svg:x="1.733cm" svg:y="10.98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097cm" svg:height="2.343cm" svg:x="1.733cm" svg:y="14.5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97cm" svg:height="2.342cm" svg:x="5.585cm" svg:y="10.98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095cm" svg:height="2.343cm" svg:x="5.587cm" svg:y="14.5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098cm" svg:height="2.342cm" svg:x="9.437cm" svg:y="10.988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097cm" svg:height="2.343cm" svg:x="9.438cm" svg:y="14.518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1.222cm" svg:height="1.56cm" svg:x="1.08cm" svg:y="17.621cm">
          <text:p text:style-name="P1"><text:span text:style-name="T2">Round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1cm" svg:y="19.69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4cm" svg:y="19.69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3cm" svg:y="19.727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96cm" svg:height="2.342cm" svg:x="1.732cm" svg:y="20.26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097cm" svg:height="2.343cm" svg:x="1.732cm" svg:y="23.79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97cm" svg:height="2.342cm" svg:x="5.584cm" svg:y="20.26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095cm" svg:height="2.343cm" svg:x="5.586cm" svg:y="23.79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098cm" svg:height="2.342cm" svg:x="9.436cm" svg:y="20.263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097cm" svg:height="2.343cm" svg:x="9.437cm" svg:y="23.79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1.222cm" svg:height="1.56cm" svg:x="1.079cm" svg:y="26.896cm">
          <text:p text:style-name="P1"><text:span text:style-name="T2">Round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3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20:01:05.627474887</meta:creation-date>
    <dc:date>2020-06-21T17:22:41.928155436</dc:date>
    <meta:editing-duration>PT1H25M9S</meta:editing-duration>
    <meta:editing-cycles>16</meta:editing-cycles>
    <meta:generator>LibreOffice/6.0.7.3$Linux_X86_64 LibreOffice_project/00m0$Build-3</meta:generator>
    <meta:document-statistic meta:object-count="30"/>
  </office:meta>
</office:document-meta>
</file>